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------- BEFORE STARTING - SOME BASIC TIPS</text:p>
      <text:p text:style-name="P2"># You can add a comment within a Python file by using a hashtag '#'</text:p>
      <text:p text:style-name="P2"># Anything that comes after the hashtag on the same line, will be considered</text:p>
      <text:p text:style-name="P2"># a comment and won't be executed as code by the Python interpreter.</text:p>
      <text:p text:style-name="P5"/>
      <text:p text:style-name="P2"># --- 1) IMPORTING PACKAGES</text:p>
      <text:p text:style-name="P2"># The first thing you should always do in a Python file is to import any</text:p>
      <text:p text:style-name="P2"># packages that you will need within the file. This should always go at the top</text:p>
      <text:p text:style-name="P2"># of the file</text:p>
      <text:p text:style-name="P2">import pandas as pd</text:p>
      <text:p text:style-name="P2">from sklearn.ensemble import RandomForestRegressor</text:p>
      <text:p text:style-name="P2">from sklearn.model_selection import train_test_split</text:p>
      <text:p text:style-name="P2">from sklearn.metrics import mean_absolute_error</text:p>
      <text:p text:style-name="P2">from sklearn.preprocessing import StandardScaler</text:p>
      <text:p text:style-name="P5"/>
      <text:p text:style-name="P2"># --- 2) DEFINE GLOBAL CONSTANTS</text:p>
      <text:p text:style-name="P2"># Constants are variables that should remain the same througout the entire running</text:p>
      <text:p text:style-name="P2"># of the module. You should define these after the imports at the top of the file.</text:p>
      <text:p text:style-name="P2"># You should give global constants a name and ensure that they are in all upper</text:p>
      <text:p text:style-name="P2"># case, such as: UPPER_CASE</text:p>
      <text:p text:style-name="P5"/>
      <text:p text:style-name="P2"># K is used to define the number of folds that will be used for cross-validation</text:p>
      <text:p text:style-name="P2">K = 10</text:p>
      <text:p text:style-name="P5"/>
      <text:p text:style-name="P2"># Split defines the % of data that will be used in the training sample</text:p>
      <text:p text:style-name="P2"># 1 - SPLIT = the % used for testing</text:p>
      <text:p text:style-name="P2">SPLIT = 0.75</text:p>
      <text:p text:style-name="P5"/>
      <text:p text:style-name="P2"># --- 3) ALGORITHM CODE</text:p>
      <text:p text:style-name="P2"># Next, we should write our code that will be executed when a model needs to be </text:p>
      <text:p text:style-name="P2"># trained. There are many ways to structure this code and it is your choice </text:p>
      <text:p text:style-name="P2"># how you wish to do this. The code in the 'module_helper.py' file will break</text:p>
      <text:p text:style-name="P2"># the code down into independent functions, which is 1 option. </text:p>
      <text:p text:style-name="P2"># Include your algorithm code in this section below:</text:p>
      <text:p text:style-name="P5"/>
      <text:p text:style-name="P2"># Load data</text:p>
      <text:p text:style-name="P2">def load_data(path: str = "/path/to/csv/"):</text:p>
      <text:p text:style-name="P3"><text:s text:c="4"/><text:span text:style-name="T1">"""</text:span></text:p>
      <text:p text:style-name="P3"><text:s text:c="4"/><text:span text:style-name="T1">This function takes a path string to a CSV file and loads it into</text:span></text:p>
      <text:p text:style-name="P3"><text:s text:c="4"/><text:span text:style-name="T1">a Pandas DataFrame.</text:span></text:p>
      <text:p text:style-name="P5"/>
      <text:p text:style-name="P3"><text:s text:c="4"/><text:span text:style-name="T1">:param <text:s text:c="5"/>path (optional): str, relative path of the CSV file</text:span></text:p>
      <text:p text:style-name="P5"/>
      <text:p text:style-name="P3"><text:s text:c="4"/><text:span text:style-name="T1">:return <text:s text:c="4"/>df: pd.DataFrame</text:span></text:p>
      <text:p text:style-name="P3"><text:s text:c="4"/><text:span text:style-name="T1">"""</text:span></text:p>
      <text:p text:style-name="P5"/>
      <text:p text:style-name="P3"><text:s text:c="4"/><text:span text:style-name="T1">df = pd.read_csv(f"{path}")</text:span></text:p>
      <text:p text:style-name="P3"><text:s text:c="4"/><text:span text:style-name="T1">df.drop(columns=["Unnamed: 0"], inplace=True, errors='ignore')</text:span></text:p>
      <text:p text:style-name="P3"><text:s text:c="4"/><text:span text:style-name="T1">return df</text:span></text:p>
      <text:p text:style-name="P5"/>
      <text:p text:style-name="P2"># Create target variable and predictor variables</text:p>
      <text:p text:style-name="P2">def create_target_and_predictors(</text:p>
      <text:p text:style-name="P3"><text:s text:c="4"/><text:span text:style-name="T1">data: pd.DataFrame = None, </text:span></text:p>
      <text:p text:style-name="P3"><text:s text:c="4"/><text:span text:style-name="T1">target: str = "estimated_stock_pct"</text:span></text:p>
      <text:p text:style-name="P2">):</text:p>
      <text:p text:style-name="P3"><text:s text:c="4"/><text:span text:style-name="T1">"""</text:span></text:p>
      <text:p text:style-name="P3"><text:s text:c="4"/><text:span text:style-name="T1">This function takes in a Pandas DataFrame and splits the columns</text:span></text:p>
      <text:p text:style-name="P3"><text:s text:c="4"/><text:span text:style-name="T1">into a target column and a set of predictor variables, i.e. X &amp; y.</text:span></text:p>
      <text:p text:style-name="P3"><text:s text:c="4"/><text:span text:style-name="T1">These two splits of the data will be used to train a supervised </text:span></text:p>
      <text:p text:style-name="P3"><text:s text:c="4"/><text:span text:style-name="T1">machine learning model.</text:span></text:p>
      <text:p text:style-name="P5"/>
      <text:p text:style-name="P3"><text:s text:c="4"/><text:span text:style-name="T1">:param <text:s text:c="5"/>data: pd.DataFrame, dataframe containing data for the </text:span></text:p>
      <text:p text:style-name="P3"><text:soft-page-break/><text:s text:c="22"/><text:span text:style-name="T1">model</text:span></text:p>
      <text:p text:style-name="P3"><text:s text:c="4"/><text:span text:style-name="T1">:param <text:s text:c="5"/>target: str (optional), target variable that you want to predict</text:span></text:p>
      <text:p text:style-name="P5"/>
      <text:p text:style-name="P3"><text:s text:c="4"/><text:span text:style-name="T1">:return <text:s text:c="4"/>X: pd.DataFrame</text:span></text:p>
      <text:p text:style-name="P3"><text:s text:c="16"/><text:span text:style-name="T1">y: pd.Series</text:span></text:p>
      <text:p text:style-name="P3"><text:s text:c="4"/><text:span text:style-name="T1">"""</text:span></text:p>
      <text:p text:style-name="P5"/>
      <text:p text:style-name="P3"><text:s text:c="4"/><text:span text:style-name="T1"># Check to see if the target variable is present in the data</text:span></text:p>
      <text:p text:style-name="P3"><text:s text:c="4"/><text:span text:style-name="T1">if target not in data.columns:</text:span></text:p>
      <text:p text:style-name="P3"><text:s text:c="8"/><text:span text:style-name="T1">raise Exception(f"Target: {target} is not present in the data")</text:span></text:p>
      <text:p text:style-name="P3"><text:s text:c="4"/></text:p>
      <text:p text:style-name="P3"><text:s text:c="4"/><text:span text:style-name="T1">X = data.drop(columns=[target])</text:span></text:p>
      <text:p text:style-name="P3"><text:s text:c="4"/><text:span text:style-name="T1">y = data[target]</text:span></text:p>
      <text:p text:style-name="P3"><text:s text:c="4"/><text:span text:style-name="T1">return X, y</text:span></text:p>
      <text:p text:style-name="P5"/>
      <text:p text:style-name="P2"># Train algorithm</text:p>
      <text:p text:style-name="P2">def train_algorithm_with_cross_validation(</text:p>
      <text:p text:style-name="P3"><text:s text:c="4"/><text:span text:style-name="T1">X: pd.DataFrame = None, </text:span></text:p>
      <text:p text:style-name="P3"><text:s text:c="4"/><text:span text:style-name="T1">y: pd.Series = None</text:span></text:p>
      <text:p text:style-name="P2">):</text:p>
      <text:p text:style-name="P3"><text:s text:c="4"/><text:span text:style-name="T1">"""</text:span></text:p>
      <text:p text:style-name="P3"><text:s text:c="4"/><text:span text:style-name="T1">This function takes the predictor and target variables and</text:span></text:p>
      <text:p text:style-name="P3"><text:s text:c="4"/><text:span text:style-name="T1">trains a Random Forest Regressor model across K folds. Using</text:span></text:p>
      <text:p text:style-name="P3"><text:s text:c="4"/><text:span text:style-name="T1">cross-validation, performance metrics will be output for each</text:span></text:p>
      <text:p text:style-name="P3"><text:s text:c="4"/><text:span text:style-name="T1">fold during training.</text:span></text:p>
      <text:p text:style-name="P5"/>
      <text:p text:style-name="P3"><text:s text:c="4"/><text:span text:style-name="T1">:param <text:s text:c="5"/>X: pd.DataFrame, predictor variables</text:span></text:p>
      <text:p text:style-name="P3"><text:s text:c="4"/><text:span text:style-name="T1">:param <text:s text:c="5"/>y: pd.Series, target variable</text:span></text:p>
      <text:p text:style-name="P5"/>
      <text:p text:style-name="P3"><text:s text:c="4"/><text:span text:style-name="T1">:return</text:span></text:p>
      <text:p text:style-name="P3"><text:s text:c="4"/><text:span text:style-name="T1">"""</text:span></text:p>
      <text:p text:style-name="P5"/>
      <text:p text:style-name="P3"><text:s text:c="4"/><text:span text:style-name="T1"># Create a list that will store the accuracies of each fold</text:span></text:p>
      <text:p text:style-name="P3"><text:s text:c="4"/><text:span text:style-name="T1">accuracy = []</text:span></text:p>
      <text:p text:style-name="P5"/>
      <text:p text:style-name="P3"><text:s text:c="4"/><text:span text:style-name="T1"># Enter a loop to run K folds of cross-validation</text:span></text:p>
      <text:p text:style-name="P3"><text:s text:c="4"/><text:span text:style-name="T1">for fold in range(0, K):</text:span></text:p>
      <text:p text:style-name="P5"/>
      <text:p text:style-name="P3"><text:s text:c="8"/><text:span text:style-name="T1"># Instantiate algorithm and scaler</text:span></text:p>
      <text:p text:style-name="P3"><text:s text:c="8"/><text:span text:style-name="T1">model = RandomForestRegressor()</text:span></text:p>
      <text:p text:style-name="P3"><text:s text:c="8"/><text:span text:style-name="T1">scaler = StandardScaler()</text:span></text:p>
      <text:p text:style-name="P5"/>
      <text:p text:style-name="P3"><text:s text:c="8"/><text:span text:style-name="T1"># Create training and test samples</text:span></text:p>
      <text:p text:style-name="P3"><text:s text:c="8"/><text:span text:style-name="T1">X_train, X_test, y_train, y_test = train_test_split(X, y, train_size=SPLIT, random_state=42)</text:span></text:p>
      <text:p text:style-name="P5"/>
      <text:p text:style-name="P3"><text:s text:c="8"/><text:span text:style-name="T1"># Scale X data, we scale the data because it helps the algorithm to converge</text:span></text:p>
      <text:p text:style-name="P3"><text:s text:c="8"/><text:span text:style-name="T1"># and helps the algorithm to not be greedy with large values</text:span></text:p>
      <text:p text:style-name="P3"><text:s text:c="8"/><text:span text:style-name="T1">scaler.fit(X_train)</text:span></text:p>
      <text:p text:style-name="P3"><text:s text:c="8"/><text:span text:style-name="T1">X_train = scaler.transform(X_train)</text:span></text:p>
      <text:p text:style-name="P3"><text:s text:c="8"/><text:span text:style-name="T1">X_test = scaler.transform(X_test)</text:span></text:p>
      <text:p text:style-name="P5"/>
      <text:p text:style-name="P3"><text:s text:c="8"/><text:span text:style-name="T1"># Train model</text:span></text:p>
      <text:p text:style-name="P3"><text:s text:c="8"/><text:span text:style-name="T1">trained_model = model.fit(X_train, y_train)</text:span></text:p>
      <text:p text:style-name="P5"/>
      <text:p text:style-name="P3"><text:s text:c="8"/><text:span text:style-name="T1"># Generate predictions on test sample</text:span></text:p>
      <text:p text:style-name="P3"><text:s text:c="8"/><text:span text:style-name="T1">y_pred = trained_model.predict(X_test)</text:span></text:p>
      <text:p text:style-name="P5"/>
      <text:p text:style-name="P3"><text:s text:c="8"/><text:span text:style-name="T1"># Compute accuracy, using mean absolute error</text:span></text:p>
      <text:p text:style-name="P3"><text:s text:c="8"/><text:span text:style-name="T1">mae = mean_absolute_error(y_true=y_test, y_pred=y_pred)</text:span></text:p>
      <text:p text:style-name="P3"><text:s text:c="8"/><text:span text:style-name="T1">accuracy.append(mae)</text:span></text:p>
      <text:p text:style-name="P3"><text:s text:c="8"/><text:span text:style-name="T1">print(f"Fold {fold + 1}: MAE = {mae:.3f}")</text:span></text:p>
      <text:p text:style-name="P5"/>
      <text:p text:style-name="P3"><text:soft-page-break/><text:s text:c="4"/><text:span text:style-name="T1"># Finish by computing the average MAE across all folds</text:span></text:p>
      <text:p text:style-name="P3"><text:s text:c="4"/><text:span text:style-name="T1">print(f"Average MAE: {(sum(accuracy) / len(accuracy)):.2f}")</text:span></text:p>
      <text:p text:style-name="P3"><text:s/></text:p>
      <text:p text:style-name="P2"># --- 4) MAIN FUNCTION</text:p>
      <text:p text:style-name="P2"># Your algorithm code should contain modular code that can be run independently.</text:p>
      <text:p text:style-name="P2"># You may want to include a final function that ties everything together, to allow</text:p>
      <text:p text:style-name="P2"># the entire pipeline of loading the data and training the algorithm to be run all</text:p>
      <text:p text:style-name="P2"># at once</text:p>
      <text:p text:style-name="P5"/>
      <text:p text:style-name="P2"># Execute training pipeline</text:p>
      <text:p text:style-name="P2">def run():</text:p>
      <text:p text:style-name="P3"><text:s text:c="4"/><text:span text:style-name="T1">"""</text:span></text:p>
      <text:p text:style-name="P3"><text:s text:c="4"/><text:span text:style-name="T1">This function executes the training pipeline of loading the prepared</text:span></text:p>
      <text:p text:style-name="P3"><text:s text:c="4"/><text:span text:style-name="T1">dataset from a CSV file and training the machine learning model</text:span></text:p>
      <text:p text:style-name="P5"/>
      <text:p text:style-name="P3"><text:s text:c="4"/><text:span text:style-name="T1">:param</text:span></text:p>
      <text:p text:style-name="P5"/>
      <text:p text:style-name="P3"><text:s text:c="4"/><text:span text:style-name="T1">:return</text:span></text:p>
      <text:p text:style-name="P3"><text:s text:c="4"/><text:span text:style-name="T1">"""</text:span></text:p>
      <text:p text:style-name="P5"/>
      <text:p text:style-name="P3"><text:s text:c="4"/><text:span text:style-name="T1"># Load the data first</text:span></text:p>
      <text:p text:style-name="P3"><text:s text:c="4"/><text:span text:style-name="T1">df = load_data()</text:span></text:p>
      <text:p text:style-name="P5"/>
      <text:p text:style-name="P3"><text:s text:c="4"/><text:span text:style-name="T1"># Now split the data into predictors and target variables</text:span></text:p>
      <text:p text:style-name="P3"><text:s text:c="4"/><text:span text:style-name="T1">X, y = create_target_and_predictors(data=df)</text:span></text:p>
      <text:p text:style-name="P5"/>
      <text:p text:style-name="P3"><text:s text:c="4"/><text:span text:style-name="T1"># Finally, train the machine learning model</text:span></text:p>
      <text:p text:style-name="P4"><text:s text:c="4"/><text:span text:style-name="T1">train_algorithm_with_cross_validation(X=X, y=y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23:21:06.204039428</meta:creation-date>
    <dc:date>2023-11-11T23:22:10.778518692</dc:date>
    <meta:editing-duration>PT1M5S</meta:editing-duration>
    <meta:editing-cycles>1</meta:editing-cycles>
    <meta:document-statistic meta:table-count="0" meta:image-count="0" meta:object-count="0" meta:page-count="3" meta:paragraph-count="121" meta:word-count="769" meta:character-count="5134" meta:non-whitespace-character-count="4033"/>
    <meta:generator>LibreOffice/7.3.7.2$Linux_X86_64 LibreOffice_project/30$Build-2</meta:generator>
  </office:meta>
</office:document-meta>
</file>